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officeooo:rsid="000b515b" officeooo:paragraph-rsid="000b515b"/>
    </style:style>
    <style:style style:name="P2" style:family="paragraph" style:parent-style-name="Preformatted_20_Text">
      <style:paragraph-properties fo:margin-top="0cm" fo:margin-bottom="0.499cm" loext:contextual-spacing="false"/>
    </style:style>
    <style:style style:name="P3" style:family="paragraph" style:parent-style-name="Standard">
      <style:text-properties officeooo:rsid="000b515b" officeooo:paragraph-rsid="000b515b"/>
    </style:style>
    <style:style style:name="P4" style:family="paragraph" style:parent-style-name="Standard">
      <style:text-properties style:text-position="0% 100%" officeooo:rsid="00557886" officeooo:paragraph-rsid="000b515b"/>
    </style:style>
    <style:style style:name="P5" style:family="paragraph" style:parent-style-name="Standard">
      <style:text-properties style:text-position="0% 100%" officeooo:rsid="00563a30" officeooo:paragraph-rsid="000b515b"/>
    </style:style>
    <style:style style:name="P6" style:family="paragraph" style:parent-style-name="Standard">
      <style:text-properties officeooo:rsid="000dbc29" officeooo:paragraph-rsid="000dbc29"/>
    </style:style>
    <style:style style:name="P7" style:family="paragraph" style:parent-style-name="Standard">
      <style:text-properties officeooo:rsid="000dd90b" officeooo:paragraph-rsid="000dd90b"/>
    </style:style>
    <style:style style:name="P8" style:family="paragraph" style:parent-style-name="Standard">
      <style:text-properties officeooo:rsid="000f96bd" officeooo:paragraph-rsid="000f96bd"/>
    </style:style>
    <style:style style:name="T1" style:family="text">
      <style:text-properties officeooo:rsid="000b515b"/>
    </style:style>
    <style:style style:name="T2" style:family="text">
      <style:text-properties style:text-position="0% 100%" officeooo:rsid="00563a30"/>
    </style:style>
    <style:style style:name="T3" style:family="text">
      <style:text-properties style:text-position="0% 100%" officeooo:rsid="00557886"/>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0dd90b"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bject oriented programming</text:p>
      <text:p text:style-name="P4"/>
      <text:p text:style-name="P4"><text:span text:style-name="T1">C</text:span>lass variables are defined without the init statement, indicating that they are shared and accessible by all defs within the class. </text:p>
      <text:p text:style-name="P4"/>
      <text:p text:style-name="P5">Class Robot:</text:p>
      <text:p text:style-name="P5"><text:tab/>population = 0</text:p>
      <text:p text:style-name="P5"/>
      <text:p text:style-name="P5">Robot.population = 0</text:p>
      <text:p text:style-name="P4"/>
      <text:p text:style-name="P3"><text:span text:style-name="T2">Object</text:span><text:span text:style-name="T3"> variables </text:span>are owned by each individual object/instance of the class. In this case, each object has its own copy of the field i.e. they are not shared and are not related in any way to the field by the same name in a different instance. We define these with the __init__ statement</text:p>
      <text:p text:style-name="P3"/>
      <text:p text:style-name="P1"><text:span text:style-name="Source_20_Text">def __init__(self, name):</text:span></text:p>
      <text:p text:style-name="Preformatted_20_Text"><text:span text:style-name="Source_20_Text"><text:s text:c="8"/>"""Initializes the data."""</text:span></text:p>
      <text:p text:style-name="P2"><text:span text:style-name="Source_20_Text"><text:s text:c="8"/>self.name = name</text:span></text:p>
      <text:p text:style-name="P3">We can use these object variables in the subsequent definitions which are defined normally, but use self.variable_name</text:p>
      <text:p text:style-name="P3"/>
      <text:p text:style-name="P6">WE ARE FOCUSED ON <text:span text:style-name="T4">OBJECTS </text:span><text:span text:style-name="T5">HERE, we define an object and all the characteristics (values) that could be associated with it, and then operate on these objects. In my case, the object would be the </text:span><text:span text:style-name="T6">subtitles track and/or the audiotrack</text:span></text:p>
      <text:p text:style-name="P7"><text:span text:style-name="T5">We only have to define in the init statement variables that are intrinsic to the class instance, we can define other variables within the individual definitions.</text:span></text:p>
      <text:p text:style-name="P7"><text:span text:style-name="T5"/></text:p>
      <text:p text:style-name="P8"><text:span text:style-name="T5">We would want to use inheritance if there are shared functions/data with different classes: we could define a parent class that takes the information, and then subclasses could act on different parts of that data without having to reassign variables and values.</text:span></text:p>
      <text:p text:style-name="P7"><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15:12:56.731181658</meta:creation-date>
    <dc:date>2018-05-21T16:59:50.976931398</dc:date>
    <meta:editing-duration>PT1H8M48S</meta:editing-duration>
    <meta:editing-cycles>2</meta:editing-cycles>
    <meta:generator>LibreOffice/5.1.6.2$Linux_X86_64 LibreOffice_project/10m0$Build-2</meta:generator>
    <meta:document-statistic meta:table-count="0" meta:image-count="0" meta:object-count="0" meta:page-count="1" meta:paragraph-count="13" meta:word-count="219" meta:character-count="1348" meta:non-whitespace-character-count="1124"/>
  </office:meta>
</office:document-meta>
</file>